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2:07:23.207775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30T11:17:15.976212781</dc:date>
    <meta:editing-duration>P57DT11H23M21S</meta:editing-duration>
    <meta:editing-cycles>60</meta:editing-cycles>
    <meta:generator>LibreOffice/24.2.5.2$Linux_X86_64 LibreOffice_project/420$Build-2</meta:generator>
    <meta:document-statistic meta:table-count="5" meta:cell-count="98" meta:object-count="0"/>
  </office:meta>
</office:document-meta>
</file>